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4000000AB0CF3655269643DA2.png" manifest:media-type="image/png"/>
  <manifest:file-entry manifest:full-path="Pictures/1000000000000042000000FAFFE725C4D6A64A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5.723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5.723cm"/>
    </style:style>
    <style:style style:name="gr3" style:family="graphic" style:parent-style-name="standard">
      <style:graphic-properties draw:textarea-horizontal-align="justify" draw:textarea-vertical-align="middle" draw:auto-grow-height="false" fo:min-height="6.1cm" fo:min-width="3.056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3.056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6.35cm" svg:x="5.059cm" svg:y="5.14cm">
          <text:p text:style-name="P1">G → 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23cm" svg:height="2.54cm" svg:x="5.059cm" svg:y="11.871cm">
          <text:p text:style-name="P1">S → 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6.35cm" svg:x="11.663cm" svg:y="5.14cm">
          <text:p text:style-name="P1">G → 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2.54cm" svg:x="11.663cm" svg:y="11.871cm">
          <text:p text:style-name="P1">S → S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068cm" svg:height="0.962cm" draw:transform="rotate (1.57847577550367) translate (3.351cm 10.035cm)">
          <draw:text-box>
            <text:p>Genotypes</text:p>
          </draw:text-box>
        </draw:frame>
        <draw:frame draw:style-name="gr6" draw:text-style-name="P2" draw:layer="layout" svg:width="6.604cm" svg:height="0.962cm" draw:transform="rotate (1.57847577550367) translate (2.617cm 11.262cm)">
          <draw:text-box>
            <text:p>Foundation Species</text:p>
          </draw:text-box>
        </draw:frame>
        <draw:frame draw:style-name="gr7" draw:text-style-name="P2" draw:layer="layout" svg:width="0.502cm" svg:height="0.962cm" svg:x="2.862cm" svg:y="14.141cm">
          <draw:text-box>
            <text:p/>
          </draw:text-box>
        </draw:frame>
        <draw:frame draw:style-name="gr8" draw:text-style-name="P2" draw:layer="layout" svg:width="4.519cm" svg:height="0.962cm" draw:transform="rotate (1.5707963267949) translate (3.094cm 15.611cm)">
          <draw:text-box>
            <text:p>Other Species</text:p>
          </draw:text-box>
        </draw:frame>
        <draw:frame draw:style-name="gr9" draw:text-style-name="P1" draw:layer="layout" svg:width="1.745cm" svg:height="6.614cm" draw:transform="rotate (-1.57341432067289) translate (11.667cm 3.006cm)">
          <draw:image xlink:href="Pictures/1000000000000042000000FAFFE725C4D6A64A86.png" xlink:type="simple" xlink:show="embed" xlink:actuate="onLoad" loext:mime-type="image/png">
            <text:p/>
          </draw:image>
        </draw:frame>
        <draw:frame draw:style-name="gr9" draw:text-style-name="P1" draw:layer="layout" svg:width="0.952cm" svg:height="4.523cm" draw:transform="rotate (-1.5697491292437) translate (15.64cm 3.729cm)">
          <draw:image xlink:href="Pictures/1000000000000024000000AB0CF3655269643DA2.png" xlink:type="simple" xlink:show="embed" xlink:actuate="onLoad" loext:mime-type="image/png">
            <text:p/>
          </draw:image>
        </draw:frame>
        <draw:line draw:style-name="gr10" draw:text-style-name="P3" draw:layer="layout" svg:x1="16.748cm" svg:y1="11.16cm" svg:x2="13.827cm" svg:y2="9.128cm">
          <text:p/>
        </draw:line>
        <draw:frame draw:style-name="gr8" draw:text-style-name="P2" draw:layer="layout" svg:width="7.233cm" svg:height="1.673cm" svg:x="17.51cm" svg:y="11.668cm">
          <draw:text-box>
            <text:p>This is the special case </text:p>
            <text:p>analyzed in Lau 2016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15:40:46.961954250</meta:creation-date>
    <dc:date>2020-10-30T15:56:01.312963843</dc:date>
    <meta:editing-duration>PT4M59S</meta:editing-duration>
    <meta:editing-cycles>1</meta:editing-cycles>
    <meta:document-statistic meta:object-count="12"/>
    <meta:generator>LibreOffice/6.1.5.2$Linux_AARCH64 LibreOffice_project/10$Build-2</meta:generator>
  </office:meta>
</office:document-meta>
</file>